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BF000000AB8AE03B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39cm"/>
        </style:tab-stops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66pt" style:font-size-asian="66pt" style:font-size-complex="66pt"/>
    </style:style>
    <style:style style:name="T6" style:family="text">
      <style:text-properties style:font-name="Liberation Sans" fo:font-size="16pt" style:font-size-asian="16pt" style:font-size-complex="16pt"/>
    </style:style>
    <style:style style:name="T7" style:family="text">
      <style:text-properties style:font-name="Liberation Sans" fo:font-size="60pt" style:font-size-asian="60pt" style:font-size-complex="60pt"/>
    </style:style>
    <style:style style:name="T8" style:family="text">
      <style:text-properties style:font-name="Liberation Sans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2" text:anchor-type="paragraph" svg:x="1.028cm" svg:y="0.552cm" svg:width="3.288cm" svg:height="2.942cm" draw:z-index="0"><draw:image xlink:href="Pictures/10000201000000BF000000AB8AE03B7B.png" xlink:type="simple" xlink:show="embed" xlink:actuate="onLoad"/></draw:frame><text:span text:style-name="T5"><text:tab/></text:span><text:span text:style-name="T7">Algebra I</text:span></text:p>
      <text:p text:style-name="Standard"><text:span text:style-name="T8"><text:tab/></text:span><text:span text:style-name="T6">(Nieper-Wißkirchen; Blechschmidt, Gel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4:42:34</meta:creation-date>
    <meta:print-date>2013-04-19T14:55:09</meta:print-date>
    <dc:date>2013-04-19T15:45:21</dc:date>
    <meta:editing-duration>PT47M36S</meta:editing-duration>
    <meta:editing-cycles>1</meta:editing-cycles>
    <meta:document-statistic meta:table-count="0" meta:image-count="1" meta:object-count="0" meta:page-count="1" meta:paragraph-count="2" meta:word-count="5" meta:character-count="50" meta:non-whitespace-character-count="45"/>
    <meta:generator>LibreOffice/3.5$Linux_X86_64 LibreOffice_project/350m1$Build-2</meta:generator>
  </office:meta>
</office:document-meta>
</file>